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officeooo:rsid="0013c123" officeooo:paragraph-rsid="001ceeeb" style:font-style-asian="italic" style:font-weight-asian="bold" style:font-style-complex="italic" style:font-weight-complex="bold"/>
    </style:style>
    <style:style style:name="P2" style:family="paragraph" style:parent-style-name="Header">
      <style:text-properties fo:font-style="italic" style:text-underline-style="none" fo:font-weight="bold" officeooo:rsid="0013c123" officeooo:paragraph-rsid="001ceeeb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dugi" fo:font-weight="bold" officeooo:paragraph-rsid="00191675" style:font-weight-asian="bold" style:font-weight-complex="bold"/>
    </style:style>
    <style:style style:name="P4" style:family="paragraph" style:parent-style-name="Standard">
      <style:text-properties style:font-name="Gadugi" fo:font-weight="bold" officeooo:paragraph-rsid="001a9d54" style:font-weight-asian="bold" style:font-weight-complex="bold"/>
    </style:style>
    <style:style style:name="P5" style:family="paragraph" style:parent-style-name="Standard">
      <style:text-properties style:font-name="Gadugi" fo:font-weight="bold" officeooo:rsid="001e3d48" officeooo:paragraph-rsid="001e3d48" style:font-weight-asian="bold" style:font-weight-complex="bold"/>
    </style:style>
    <style:style style:name="P6" style:family="paragraph" style:parent-style-name="Standard">
      <style:text-properties style:font-name="Gadugi" officeooo:paragraph-rsid="00191675"/>
    </style:style>
    <style:style style:name="P7" style:family="paragraph" style:parent-style-name="Standard">
      <style:text-properties style:font-name="Gadugi" officeooo:paragraph-rsid="001a9d54"/>
    </style:style>
    <style:style style:name="P8" style:family="paragraph" style:parent-style-name="Standard">
      <style:text-properties style:font-name="Gadugi" officeooo:paragraph-rsid="001d4259"/>
    </style:style>
    <style:style style:name="P9" style:family="paragraph" style:parent-style-name="Standard">
      <style:text-properties style:font-name="Gadugi" officeooo:rsid="001e3d48" officeooo:paragraph-rsid="001e3d48"/>
    </style:style>
    <style:style style:name="P10" style:family="paragraph" style:parent-style-name="Standard">
      <style:text-properties style:font-name="Gadugi" officeooo:rsid="001e3d48" officeooo:paragraph-rsid="0020df77"/>
    </style:style>
    <style:style style:name="P11" style:family="paragraph" style:parent-style-name="Standard">
      <style:text-properties style:font-name="Gadugi" fo:font-weight="normal" officeooo:rsid="001e3d48" officeooo:paragraph-rsid="001e3d48" style:font-weight-asian="normal" style:font-weight-complex="normal"/>
    </style:style>
    <style:style style:name="P12" style:family="paragraph" style:parent-style-name="Standard">
      <style:text-properties style:font-name="Gadugi" fo:font-weight="normal" officeooo:rsid="001e3d48" officeooo:paragraph-rsid="0021c1c8" style:font-weight-asian="normal" style:font-weight-complex="normal"/>
    </style:style>
    <style:style style:name="P13" style:family="paragraph" style:parent-style-name="Standard">
      <style:text-properties style:font-name="Gadugi" fo:font-weight="normal" officeooo:rsid="001e3d48" officeooo:paragraph-rsid="00232cd8" style:font-weight-asian="normal" style:font-weight-complex="normal"/>
    </style:style>
    <style:style style:name="P14" style:family="paragraph" style:parent-style-name="Standard">
      <style:text-properties style:font-name="Gadugi" fo:font-weight="normal" officeooo:paragraph-rsid="001a9d54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1b8988"/>
    </style:style>
    <style:style style:name="T4" style:family="text">
      <style:text-properties officeooo:rsid="001cee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df77"/>
    </style:style>
    <style:style style:name="T7" style:family="text">
      <style:text-properties officeooo:rsid="0021c1c8"/>
    </style:style>
    <style:style style:name="T8" style:family="text">
      <style:text-properties officeooo:rsid="00232cd8"/>
    </style:style>
    <style:style style:name="T9" style:family="text">
      <style:text-properties officeooo:rsid="00264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STATISTICS WORKSHEET</text:p>
      <text:p text:style-name="P6"/>
      <text:p text:style-name="P4">Q1 to Q9 have only one correct answer. Choose the correct option to answer your question. </text:p>
      <text:p text:style-name="P7"/>
      <text:p text:style-name="P4">1. Bernoulli random variables take (only) the values 1 and 0.</text:p>
      <text:p text:style-name="P7">a) True </text:p>
      <text:p text:style-name="P7">b) False</text:p>
      <text:p text:style-name="P7"/>
      <text:p text:style-name="P10">Correct answer<text:span text:style-name="T6"> – </text:span>a) True </text:p>
      <text:p text:style-name="P7"/>
      <text:p text:style-name="P4">2. Which of the following theorem states that the distribution of averages of iid variables, properly normalized, becomes that of a standard normal as the sample size increases?</text:p>
      <text:p text:style-name="P7">a) Central Limit Theorem </text:p>
      <text:p text:style-name="P7">b) Central Mean Theorem </text:p>
      <text:p text:style-name="P7">c) Centroid Limit Theorem</text:p>
      <text:p text:style-name="P7">d) All of the mentioned</text:p>
      <text:p text:style-name="P7"/>
      <text:p text:style-name="P10">Correct answer<text:span text:style-name="T6"> – </text:span>a) Central Limit Theorem </text:p>
      <text:p text:style-name="P7"/>
      <text:p text:style-name="P4">3. Which of the following is incorrect with respect to use of Poisson distribution?</text:p>
      <text:p text:style-name="P7">a) Modeling event/time data </text:p>
      <text:p text:style-name="P7">b) Modeling bounded count data </text:p>
      <text:p text:style-name="P7">c) Modeling contingency tables</text:p>
      <text:p text:style-name="P7">d) All of the mentioned</text:p>
      <text:p text:style-name="P7"/>
      <text:p text:style-name="P10">Correct answer<text:span text:style-name="T6"> – </text:span>b) Modeling bounded count data </text:p>
      <text:p text:style-name="P7"/>
      <text:p text:style-name="P4">4. Point out the correct statement.</text:p>
      <text:p text:style-name="P7">a) The exponent of a normally distributed random variables follows what is called the log- normal distribution </text:p>
      <text:p text:style-name="P7">b) Sums of normally distributed random variables are again normally distributed even if the variables are dependent </text:p>
      <text:p text:style-name="P7">c) The square of a standard normal random variable follows what is called chi-squared distribution</text:p>
      <text:p text:style-name="P7">d) All of the mentioned</text:p>
      <text:p text:style-name="P7"/>
      <text:p text:style-name="P10">Correct answer<text:span text:style-name="T6"> – </text:span>d) All of the mentioned</text:p>
      <text:p text:style-name="P7"><text:soft-page-break/><text:span text:style-name="T5">5. ______ random variables are used to model rates.</text:span></text:p>
      <text:p text:style-name="P7">a) Empirical </text:p>
      <text:p text:style-name="P7">b) Binomial </text:p>
      <text:p text:style-name="P7">c) Poisson</text:p>
      <text:p text:style-name="P7">d) All of the mentioned</text:p>
      <text:p text:style-name="P7"/>
      <text:p text:style-name="P10">Correct answer<text:span text:style-name="T6"> – </text:span>c) Poisson</text:p>
      <text:p text:style-name="P7"/>
      <text:p text:style-name="P7"><text:span text:style-name="T5">6. Usually replacing the standard error by its estimated value does change the CLT.</text:span></text:p>
      <text:p text:style-name="P8">a) True </text:p>
      <text:p text:style-name="P8">b) False </text:p>
      <text:p text:style-name="P8"/>
      <text:p text:style-name="P10">Correct answer<text:span text:style-name="T6"> – </text:span>b) False </text:p>
      <text:p text:style-name="P7"/>
      <text:p text:style-name="P4">7. Which of the following testing is concerned with making decisions using data?</text:p>
      <text:p text:style-name="P7">a) Probability </text:p>
      <text:p text:style-name="P7">b) Hypothesis </text:p>
      <text:p text:style-name="P7">c) Causal</text:p>
      <text:p text:style-name="P7">d) None of the mentioned</text:p>
      <text:p text:style-name="P7"/>
      <text:p text:style-name="P10">Correct answer<text:span text:style-name="T6"> – </text:span>b) Hypothesis </text:p>
      <text:p text:style-name="P7"><text:span text:style-name="T5"/></text:p>
      <text:p text:style-name="P7"><text:span text:style-name="T5">8. Normalized data are centered at______and have units equal to standard deviations of the original data.</text:span></text:p>
      <text:p text:style-name="P7">a) 0 </text:p>
      <text:p text:style-name="P7">b) 5 </text:p>
      <text:p text:style-name="P7">c) 1</text:p>
      <text:p text:style-name="P7">d) 10</text:p>
      <text:p text:style-name="P7"/>
      <text:p text:style-name="P10">Correct answer<text:span text:style-name="T6"> – </text:span>a) 0 </text:p>
      <text:p text:style-name="P7"/>
      <text:p text:style-name="P4">9. Which of the following statement is incorrect with respect to outliers?</text:p>
      <text:p text:style-name="P7">a) Outliers can have varying degrees of influence </text:p>
      <text:p text:style-name="P7">b) Outliers can be the result of spurious or real processes </text:p>
      <text:p text:style-name="P7">c) Outliers cannot conform to the regression relationship</text:p>
      <text:p text:style-name="P7">d) None of the mentioned</text:p>
      <text:p text:style-name="P9"/>
      <text:p text:style-name="P10">Correct answer<text:span text:style-name="T6"> – </text:span>c) Outliers cannot conform to the regression relationship</text:p>
      <text:p text:style-name="P7"/>
      <text:p text:style-name="P4"><text:soft-page-break/>Q10and Q15 are subjective answer type questions, Answer them in your own words briefly. </text:p>
      <text:p text:style-name="P4"/>
      <text:p text:style-name="P4">10. What do you understand by the term Normal Distribution?</text:p>
      <text:p text:style-name="P4"/>
      <text:p text:style-name="P11">Answer<text:span text:style-name="T7"> – </text:span>Normal distribution also known as <text:span text:style-name="T7">guardian</text:span> <text:span text:style-name="T7">distribution</text:span> is the most important <text:span text:style-name="T7">probability</text:span> distribution in Statistics for independent random <text:span text:style-name="T7">variable, the</text:span> normal <text:span text:style-name="T7">distribution</text:span> describes how the values of variables are distributed.</text:p>
      <text:p text:style-name="P11"><text:span text:style-name="T7">Example – </text:span>Height Data, Age Data, Sand Collection <text:span text:style-name="T7">Data, etc</text:span></text:p>
      <text:p text:style-name="P4"/>
      <text:p text:style-name="P4">11. How do you handle missing data? What imputation techniques do you recommend?</text:p>
      <text:p text:style-name="P4"/>
      <text:p text:style-name="P11">Answer<text:span text:style-name="T7"> – </text:span>Data that is not stored or present for some variable in the <text:span text:style-name="T7">datasets</text:span> are Missing <text:span text:style-name="T7">data, Missing</text:span> data can bias the result of ML models or can reduce the accuracy of models There are Two ways to handle the missing data which are<text:span text:style-name="T7">:</text:span></text:p>
      <text:p text:style-name="P11"/>
      <text:p text:style-name="P11"><text:span text:style-name="T9">1) </text:span>Deleting the Missing Data.</text:p>
      <text:p text:style-name="P12"><text:span text:style-name="T9">2) </text:span>Imputing the Missing Data.</text:p>
      <text:p text:style-name="P11"/>
      <text:p text:style-name="P11">The KNN Imputer by <text:span text:style-name="T7">sci kit</text:span> -learn is a widely used method to impute missing <text:span text:style-name="T7">values, It</text:span> is widely being observed as a replacement fo<text:span text:style-name="T7">r </text:span>traditional imputation techniques. K- Nearest Neighbors work in a way that it identify the neighboring points through a measure of distance and the missing values can be estimated using completed value of neighboring observation. <text:s/></text:p>
      <text:p text:style-name="P4"/>
      <text:p text:style-name="P4">12. What is A/B testing?</text:p>
      <text:p text:style-name="P4"/>
      <text:p text:style-name="P11">Answer<text:span text:style-name="T7"> – </text:span>A/B testing also known as bucket testing or split run testing is a user experienced research methodology, A/B <text:span text:style-name="T7">testing</text:span> is a way to compare two version of a single variable typically by testing a subject response to variant A against variant B and determining which of the two variant is more effective.</text:p>
      <text:p text:style-name="P11"/>
      <text:p text:style-name="P11">A/B test are useful for understanding user engagements and <text:span text:style-name="T7">satisfaction</text:span> of online features like a new feature or <text:span text:style-name="T7">products. A</text:span>/B testing make user <text:span text:style-name="T7">experience</text:span> more <text:span text:style-name="T7">successful.</text:span></text:p>
      <text:p text:style-name="P14"/>
      <text:p text:style-name="P4"/>
      <text:p text:style-name="P4"/>
      <text:p text:style-name="P4"/>
      <text:p text:style-name="P4"/>
      <text:p text:style-name="P4"/>
      <text:p text:style-name="P4"><text:soft-page-break/>13. Is mean imputation of missing data acceptable practice?</text:p>
      <text:p text:style-name="P4"/>
      <text:p text:style-name="P13">Answer<text:span text:style-name="T8"> – </text:span>Mean imputation is typically considered terrible practice since it ignores feature correlation. </text:p>
      <text:p text:style-name="P13"/>
      <text:p text:style-name="P13">Consider the following scenario: we have a table with age and fitness scores, and an eight-year-old has a missing fitness score. If we average the fitness scores of people between the ages of 15 and 80, the eighty-year-old will appear to have a significantly greater fitness level than he actually does.</text:p>
      <text:p text:style-name="P11"/>
      <text:p text:style-name="P11">Second, mean imputation decreases the variance of our data while increasing bias. As a result of the reduced variance, the model is less accurate and the confidence interval is narrower.</text:p>
      <text:p text:style-name="P5"/>
      <text:p text:style-name="P4"/>
      <text:p text:style-name="P4">14. What is linear regression in statistics?</text:p>
      <text:p text:style-name="P4"/>
      <text:p text:style-name="P13">Answer<text:span text:style-name="T8"> – </text:span>Ans: Linear regression is statistical way of measuring the relationship between <text:span text:style-name="T8">variables</text:span> such as if we take time and cost example<text:span text:style-name="T8">:</text:span> if the time increases so does the cost <text:span text:style-name="T8">increases, It</text:span> is used for future prediction also. </text:p>
      <text:p text:style-name="P13"/>
      <text:p text:style-name="P13">The simplest form of the regression equation with one dependent and one independent variable is defined by the formula y = c + b*x, where y = estimated dependent variable score, c = constant, b = regression coefficient, and x = score on the independent <text:span text:style-name="T8">variable. </text:span></text:p>
      <text:p text:style-name="P13"/>
      <text:p text:style-name="P13"><text:span text:style-name="T8">Three</text:span> major uses for regression analysis are </text:p>
      <text:p text:style-name="P13">(1) determining the strength of predictors,</text:p>
      <text:p text:style-name="P13">(2) forecasting an effect, and</text:p>
      <text:p text:style-name="P13">(3) trend forecasting.</text:p>
      <text:p text:style-name="P14"/>
      <text:p text:style-name="P4">15. What are the various branches of statistics</text:p>
      <text:p text:style-name="P4"/>
      <text:p text:style-name="P11">Answer<text:span text:style-name="T8"> – </text:span>The two main branches of statistics are:</text:p>
      <text:p text:style-name="P11"><text:span text:style-name="T8">1) </text:span>Descriptive Statistics – Through graphs or tables, or numerical calculations, descriptive statistics uses the data to provide descriptions of the population.</text:p>
      <text:p text:style-name="P11"><text:span text:style-name="T8">2) </text:span>Inferential Statistics – Based on the data sample taken from the population, inferential statistics makes the predictions and inferences.</text:p>
      <text:p text:style-name="P11"/>
      <text:p text:style-name="P11">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none" fo:font-weight="bold" officeooo:rsid="0013c123" officeooo:paragraph-rsid="001ceeeb" style:font-style-asian="italic" style:font-weight-asian="bold" style:font-style-complex="italic" style:font-weight-complex="bold"/>
    </style:style>
    <style:style style:name="MP2" style:family="paragraph" style:parent-style-name="Header">
      <style:text-properties fo:font-style="italic" style:text-underline-style="solid" style:text-underline-width="auto" style:text-underline-color="font-color" fo:font-weight="bold" officeooo:rsid="0013c123" officeooo:paragraph-rsid="001ceeeb" style:font-style-asian="italic" style:font-weight-asian="bold" style:font-style-complex="italic" style:font-weight-complex="bold"/>
    </style:style>
    <style:style style:name="MT1" style:family="text">
      <style:text-properties fo:color="#000000" fo:background-color="transparent" loext:char-shading-value="0"/>
    </style:style>
    <style:style style:name="MT2" style:family="text">
      <style:text-properties fo:color="#000000"/>
    </style:style>
    <style:style style:name="MT3" style:family="text">
      <style:text-properties officeooo:rsid="001b8988"/>
    </style:style>
    <style:style style:name="MT4" style:family="text">
      <style:text-properties officeooo:rsid="001cee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LIP ROBO <text:s/></text:span><text:span text:style-name="MT2"><text:s text:c="2"/></text:span><text:s text:c="63"/><text:span text:style-name="MT3">WORKSHEET_</text:span>ASSIGNMENT- <text:span text:style-name="MT4">3</text:span></text:p>
        <text:p text:style-name="MP2"><text:s text:c="116"/>Page Number - <text:page-number text:select-page="current">4</text:page-number><text:s text:c="4"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31T19:38:05.352000000</meta:creation-date>
    <dc:date>2023-12-31T22:58:20.012000000</dc:date>
    <meta:editing-duration>PT25M9S</meta:editing-duration>
    <meta:editing-cycles>6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82" meta:word-count="904" meta:character-count="5856" meta:non-whitespace-character-count="4799"/>
  </office:meta>
</office:document-meta>
</file>